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3.016cm" style:rel-column-width="6724*"/>
    </style:style>
    <style:style style:name="Table3.B" style:family="table-column">
      <style:table-column-properties style:column-width="2.988cm" style:rel-column-width="6661*"/>
    </style:style>
    <style:style style:name="Table3.C" style:family="table-column">
      <style:table-column-properties style:column-width="23.393cm" style:rel-column-width="52150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3*"/>
    </style:style>
    <style:style style:name="Table4.B" style:family="table-column">
      <style:table-column-properties style:column-width="1.431cm" style:rel-column-width="3188*"/>
    </style:style>
    <style:style style:name="Table4.C" style:family="table-column">
      <style:table-column-properties style:column-width="23.402cm" style:rel-column-width="52169*"/>
    </style:style>
    <style:style style:name="Table4.D" style:family="table-column">
      <style:table-column-properties style:column-width="1.586cm" style:rel-column-width="3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7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8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11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3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4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5" style:family="paragraph" style:parent-style-name="Standard">
      <style:text-properties style:font-name="Arial" fo:font-size="12pt" officeooo:rsid="00635dc2" officeooo:paragraph-rsid="00635dc2" style:font-size-asian="12pt" style:font-size-complex="12pt"/>
    </style:style>
    <style:style style:name="P16" style:family="paragraph" style:parent-style-name="Table_20_Contents">
      <style:text-properties style:font-name="Arial" fo:font-size="12pt" officeooo:rsid="00635dc2" officeooo:paragraph-rsid="00635dc2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9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20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21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22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3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24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5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6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7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8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9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30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31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32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3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4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5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6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7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8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9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40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41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42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3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4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5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6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7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8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9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50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51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2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3" style:family="paragraph" style:parent-style-name="Table_20_Contents">
      <style:text-properties style:font-name="Arial" fo:font-size="12pt" style:font-size-asian="12pt" style:font-size-complex="12pt"/>
    </style:style>
    <style:style style:name="P54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5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6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8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9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60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61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2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3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4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5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6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7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8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Arial" fo:font-size="12pt" officeooo:rsid="006691f0" officeooo:paragraph-rsid="006691f0" style:font-size-asian="12pt" style:font-size-complex="12pt"/>
    </style:style>
    <style:style style:name="P70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6f7e5"/>
    </style:style>
    <style:style style:name="T4" style:family="text">
      <style:text-properties officeooo:rsid="0038fb81"/>
    </style:style>
    <style:style style:name="T5" style:family="text">
      <style:text-properties officeooo:rsid="0039d865"/>
    </style:style>
    <style:style style:name="T6" style:family="text">
      <style:text-properties officeooo:rsid="003c9156"/>
    </style:style>
    <style:style style:name="T7" style:family="text">
      <style:text-properties officeooo:rsid="00446271"/>
    </style:style>
    <style:style style:name="T8" style:family="text">
      <style:text-properties officeooo:rsid="004656cd"/>
    </style:style>
    <style:style style:name="T9" style:family="text">
      <style:text-properties officeooo:rsid="0058458f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officeooo:rsid="00637d11" style:font-size-asian="12pt" style:font-size-complex="12pt"/>
    </style:style>
    <style:style style:name="T12" style:family="text">
      <style:text-properties officeooo:rsid="005f1276"/>
    </style:style>
    <style:style style:name="T13" style:family="text">
      <style:text-properties officeooo:rsid="0064a59a"/>
    </style:style>
    <style:style style:name="T14" style:family="text">
      <style:text-properties officeooo:rsid="00669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Homelab</text:p>
      <text:p text:style-name="P17"/>
      <text:p text:style-name="P2"><text:span text:style-name="Source_20_Text"><text:span text:style-name="T10"/>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2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9">OpenBSD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27"/>
          </table:table-cell>
        </table:table-row>
        <table:table-row table:style-name="Table2.3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3">Update the system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46">documents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8">General</text:p>
          </table:table-cell>
          <table:table-cell table:style-name="Table2.A2" office:value-type="string">
            <text:p text:style-name="P46"/>
          </table:table-cell>
          <table:table-cell table:style-name="Table2.C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9">networking</text:p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11">Virtualbox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2">dhcpd</text:p>
          </table:table-cell>
          <table:table-cell table:style-name="Table2.C2" office:value-type="string">
            <text:p text:style-name="P10">Adaptor 10.0.0.1, 255.0.0.0</text:p>
            <text:p text:style-name="P10">dhcp server 10.0.0.2 min 10.0.0.3 max 10.254.254.254</text:p>
            <text:p text:style-name="P13">uses previous or default if incorrectly configured</text:p>
          </table:table-cell>
        </table:table-row>
      </table:table>
      <text:p text:style-name="P18"/>
      <text:p text:style-name="P17"/>
      <text:p text:style-name="P17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2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mirrorbox<text:span text:style-name="T14">72</text:span></text:p>
          </table:table-cell>
          <table:table-cell table:style-name="Table3.A2" office:value-type="string">
            <text:p text:style-name="P16">192.168.1.9</text:p>
          </table:table-cell>
          <table:table-cell table:style-name="Table3.A1" office:value-type="string">
            <text:p text:style-name="P14">Mirror of sites </text:p>
          </table:table-cell>
        </table:table-row>
        <table:table-row table:style-name="Table3.2">
          <table:table-cell table:style-name="Table3.A3" office:value-type="string">
            <text:p text:style-name="P4">devbox<text:span text:style-name="T14">72</text:span></text:p>
          </table:table-cell>
          <table:table-cell table:style-name="Table3.A3" office:value-type="string">
            <text:p text:style-name="P5">192.168.1.10</text:p>
          </table:table-cell>
          <table:table-cell table:style-name="Table3.C3" office:value-type="string">
            <text:p text:style-name="P70">Openbsd 7.2</text:p>
          </table:table-cell>
        </table:table-row>
        <table:table-row table:style-name="Table3.2">
          <table:table-cell table:style-name="Table3.A3" office:value-type="string">
            <text:p text:style-name="P4">testbox<text:span text:style-name="T14">72</text:span></text:p>
          </table:table-cell>
          <table:table-cell table:style-name="Table3.A3" office:value-type="string">
            <text:p text:style-name="P5">192.168.1.11</text:p>
          </table:table-cell>
          <table:table-cell table:style-name="Table3.C3" office:value-type="string">
            <text:p text:style-name="P70">Openbsd 7.2</text:p>
          </table:table-cell>
        </table:table-row>
        <table:table-row table:style-name="Table3.2">
          <table:table-cell table:style-name="Table3.A3" office:value-type="string">
            <text:p text:style-name="P15"/>
          </table:table-cell>
          <table:table-cell table:style-name="Table3.A3" office:value-type="string">
            <text:p text:style-name="P16"/>
          </table:table-cell>
          <table:table-cell table:style-name="Table3.C3" office:value-type="string">
            <text:p text:style-name="P14"/>
          </table:table-cell>
        </table:table-row>
      </table:table>
      <text:p text:style-name="P18"/>
      <text:p text:style-name="P18"/>
      <text:p text:style-name="P18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4">Ideas - <text:span text:style-name="T12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0">networking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25">status</text:p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31">virtio</text:p>
          </table:table-cell>
          <table:table-cell table:style-name="Table4.A2" office:value-type="string">
            <text:p text:style-name="P31">Benchmark virto to virtio, jail to jail, vm to vm , <text:span text:style-name="T1">bonded virtio?</text:span>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48">iperf<text:span text:style-name="T9">3</text:span></text:p>
          </table:table-cell>
          <table:table-cell table:style-name="Table4.A2" office:value-type="string">
            <text:p text:style-name="P48">Network benchmark/testing </text:p>
            <text:p text:style-name="P49">1. internal network</text:p>
            <text:p text:style-name="P49">2. one card</text:p>
            <text:p text:style-name="P49">3. bonded cards</text:p>
            <text:p text:style-name="P49">4. different settings</text:p>
            <text:p text:style-name="P49"/>
            <text:p text:style-name="P49">iperf3 -c 10.0.0.11</text:p>
            <text:p text:style-name="P49">iperf3 -s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50">alias</text:p>
          </table:table-cell>
          <table:table-cell table:style-name="Table4.A2" office:value-type="string">
            <text:p text:style-name="P50">How many network alias on a network card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32">storage</text:p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31">??</text:p>
          </table:table-cell>
          <table:table-cell table:style-name="Table4.A2" office:value-type="string">
            <text:p text:style-name="P51">Test all file systems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52">usb</text:p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52">usb3</text:p>
          </table:table-cell>
          <table:table-cell table:style-name="Table4.A2" office:value-type="string">
            <text:p text:style-name="P52">How many devices can be attached</text:p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67">boot</text:p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67">ram</text:p>
          </table:table-cell>
          <table:table-cell table:style-name="Table4.A2" office:value-type="string">
            <text:p text:style-name="P67">Pager errors at 110mb memory, <text:span text:style-name="T13">very slow at 109mb</text:span></text:p>
          </table:table-cell>
          <table:table-cell table:style-name="Table4.D2" office:value-type="string">
            <text:p text:style-name="P47"/>
          </table:table-cell>
        </table:table-row>
      </table:table>
      <text:p text:style-name="P19"/>
      <text:p text:style-name="P18"/>
      <text:p text:style-name="P18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6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2" office:value-type="string">
            <text:p text:style-name="P33">Application layer</text:p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>status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bg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dhcp(v6)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dns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f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ht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https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ima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ir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lda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mgc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mqtt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6">nn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7">n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ospf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po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p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onc/rp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r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rts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ri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si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sm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snm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ssh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telnet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tls/ssl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8">xmp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7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3">Transport layer</text:p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tc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ud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dcc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sct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rsv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qui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3">Internet layer</text:p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ipv4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9">ipv6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>icmpv6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>nd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>en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>ipse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>link layer</text:p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28"/>
          </table:table-cell>
        </table:table-row>
        <table:table-row>
          <table:table-cell table:style-name="Table1.A2" table:number-rows-spanned="11" office:value-type="string">
            <text:p text:style-name="P42"/>
          </table:table-cell>
          <table:table-cell table:style-name="Table1.A2" table:number-rows-spanned="7" office:value-type="string">
            <text:p text:style-name="P29">arp</text:p>
          </table:table-cell>
          <table:table-cell table:style-name="Table1.A2" office:value-type="string">
            <text:p text:style-name="P54">How does it work:</text:p>
          </table:table-cell>
          <table:table-cell table:style-name="Table1.A2" table:number-columns-spanned="2" office:value-type="string">
            <text:p text:style-name="P55">In a network its possible that the same mac address is used, how to detect</text:p>
            <text:p text:style-name="P56">Without an ip address, arp packets cant be sent? <text:span text:style-name="T2">Lowest <text:s/>level, data is sent using mac address details</text:span></text:p>
            <text:p text:style-name="P57">ping uses arp </text:p>
            <text:p text:style-name="P58">can have duplicate mac addesses and ips (arp watch) <text:span text:style-name="T6">DMAD request</text:span></text:p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4">How is it configured: </text:p>
          </table:table-cell>
          <table:table-cell table:style-name="Table1.A2" table:number-columns-spanned="2" office:value-type="string">
            <text:p text:style-name="P59">Look at arp <text:span text:style-name="T3">(8) </text:span>man, arp (4) man</text:p>
          </table:table-cell>
          <table:covered-table-cell/>
          <table:table-cell table:style-name="Table1.F2" office:value-type="string">
            <text:p text:style-name="P59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0">Benchmarks:</text:p>
          </table:table-cell>
          <table:table-cell table:style-name="Table1.A2" table:number-columns-spanned="2" office:value-type="string">
            <text:p text:style-name="P60"/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0">How to test/bugs:</text:p>
          </table:table-cell>
          <table:table-cell table:style-name="Table1.A2" table:number-columns-spanned="2" office:value-type="string">
            <text:p text:style-name="P61">‘<text:span text:style-name="T7">a</text:span>rping’ from the ports</text:p>
            <text:p text:style-name="P61">‘<text:span text:style-name="T8">scapy’ with ‘python’</text:span></text:p>
            <text:p text:style-name="P62">create a ‘10.x.x.x’ network</text:p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3">References:</text:p>
            <text:p text:style-name="P44"/>
            <text:p text:style-name="P43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10">https://en.wikipedia.org/wiki/Address_Resolution_Protocol</text:span></text:a></text:p>
            <text:p text:style-name="P64">rarp was replaced by bootp <text:span text:style-name="T4">and dhcp, it is not used now. </text:span><text:span text:style-name="T5">Rarp needed a server on each network</text:span></text:p>
            <text:p text:style-name="P65">it is vunerable to ‘man in the middle’ attacks</text:p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Notes:</text:p>
          </table:table-cell>
          <table:table-cell table:style-name="Table1.A2" table:number-columns-spanned="2" office:value-type="string">
            <text:p text:style-name="P45"/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6"/>
          </table:table-cell>
          <table:table-cell table:style-name="Table1.A2" table:number-columns-spanned="2" office:value-type="string">
            <text:p text:style-name="P53"><text:s/></text:p>
          </table:table-cell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table-cell table:style-name="Table1.A2" office:value-type="string">
            <text:p text:style-name="P41">tunnels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table-cell table:style-name="Table1.A2" office:value-type="string">
            <text:p text:style-name="P41">ppp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table-cell table:style-name="Table1.A2" office:value-type="string">
            <text:p text:style-name="P41">mac</text:p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covered-table-cell table:style-name="Table1.A2"/>
          <table:table-cell table:style-name="Table1.A2" office:value-type="string">
            <text:p text:style-name="P41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41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41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35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53"/>
          </table:table-cell>
          <table:table-cell table:style-name="Table1.A2" table:number-columns-spanned="3" office:value-type="string">
            <text:p text:style-name="P53"/>
          </table:table-cell>
          <table:covered-table-cell/>
          <table:covered-table-cell/>
          <table:table-cell table:style-name="Table1.F2" office:value-type="string">
            <text:p text:style-name="P5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5T11:18:07.618000000</dc:date>
    <meta:editing-duration>P1DT2H11M11S</meta:editing-duration>
    <meta:editing-cycles>73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13" meta:word-count="281" meta:character-count="1619" meta:non-whitespace-character-count="1443"/>
  </office:meta>
</office:document-meta>
</file>